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28" style:parent-style-name="ListParagraph" style:list-style-name="LFO3" style:family="paragraph"/>
    <style:style style:name="P29" style:parent-style-name="ListParagraph" style:list-style-name="LFO3" style:family="paragraph"/>
    <style:style style:name="P30" style:parent-style-name="ListParagraph" style:list-style-name="LFO3" style:family="paragraph"/>
    <style:style style:name="P31" style:parent-style-name="ListParagraph" style:list-style-name="LFO3" style:family="paragraph"/>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37" style:parent-style-name="ListParagraph" style:list-style-name="LFO4" style:family="paragraph"/>
    <style:style style:name="P38" style:parent-style-name="ListParagraph" style:list-style-name="LFO4" style:family="paragraph"/>
    <style:style style:name="P39" style:parent-style-name="ListParagraph" style:list-style-name="LFO4" style:family="paragraph"/>
    <style:style style:name="P40" style:parent-style-name="ListParagraph" style:list-style-name="LFO4" style:family="paragraph"/>
    <style:style style:name="P41" style:parent-style-name="ListParagraph" style:list-style-name="LFO4" style:family="paragraph"/>
    <style:style style:name="P42" style:parent-style-name="ListParagraph" style:list-style-name="LFO4" style:family="paragraph"/>
    <style:style style:name="P43" style:parent-style-name="ListParagraph" style:list-style-name="LFO4" style:family="paragraph"/>
  </office:automatic-styles>
  <office:body>
    <office:text text:use-soft-page-breaks="true">
      <text:p text:style-name="P1">Review and Inspection Documentation</text:p>
      <text:p text:style-name="P2">Reviewing:</text:p>
      <text:p text:style-name="Normal">To identify and apply review criteria to selected parts of code, the following steps are taken:</text:p>
      <text:list text:style-name="LFO1" text:continue-numbering="true">
        <text:list-item>
          <text:p text:style-name="P3">Choose a suitable code review methodology: There are several methodologies that can be used, such as formal inspections, walkthroughs, and peer reviews.</text:p>
          <text:list text:continue-numbering="true">
            <text:list-item>
              <text:p text:style-name="P4">Peer Review: A process where code is reviewed by other team members to catch any mistakes or improvements that can be made.</text:p>
            </text:list-item>
            <text:list-item>
              <text:p text:style-name="P5">Walkthrough: A group-based approach where developers review the code together and discuss any issues they find.</text:p>
            </text:list-item>
            <text:list-item>
              <text:p text:style-name="P6">Formal Inspection: A more formal process where the code is reviewed in a structured manner, with specific objectives and a predefined checklist.</text:p>
            </text:list-item>
            <text:list-item>
              <text:p text:style-name="P7">Tool-Assisted Review: Automated tools are used to analyze the code and identify potential issues, which are then reviewed and resolved by the team.</text:p>
            </text:list-item>
            <text:list-item>
              <text:p text:style-name="P8">Pair Programming: A methodology where two developers work together on the same code, sharing knowledge and skills as they code.</text:p>
            </text:list-item>
            <text:list-item>
              <text:p text:style-name="P9">Static Analysis: A process where tools are used to analyze the code without executing it, detecting potential issues and providing recommendations for improvement.</text:p>
            </text:list-item>
            <text:list-item>
              <text:p text:style-name="P10">Checklist review:<text:s/>Checklist review is a software testing technique where a pre-defined set of rules, guidelines or standards are used to assess the quality of the code being reviewed. It involves checking each line of code or each section of code against a predefined checklist of good coding practices and identifying any deviations from these standards. The objective of a checklist review is to find bugs and other issues in the code and to improve the code's quality and maintainability. The review is usually performed by a team of developers or testers and can be done either formally or informally, depending on the organization's needs and policies.</text:p>
            </text:list-item>
            <text:list-item>
              <text:p text:style-name="P11">Ad-hoc review: <text:s/>Ad-hoc review is a type of code review process that is informal and unstructured. It is usually done informally by one or a few developers without a formal plan, guidelines, or tool support. The goal of ad-hoc code review is to find bugs, suggest improvements, and ensure the quality of the code. However, it may not be as thorough or consistent as other formal code review methodologies and may not provide a complete assessment of the code quality.</text:p>
            </text:list-item>
          </text:list>
        </text:list-item>
      </text:list>
      <text:p text:style-name="Normal">Of the techniques stated above, we choose the options g and h.<text:s/></text:p>
      <text:p text:style-name="Normal">To follow the checklist review method, we run the tests numerus times at the unit, integration and system levels.<text:s/></text:p>
      <text:p text:style-name="Normal">To follow the ad-hoc review method, we take time to ensure the code is readable contains documentation, and is of what could be described as<text:s/>a high quality code. We also ensure that the code follows good coding practice, sticking to one naming convention (camelCase in our case).</text:p>
      <text:p text:style-name="ListParagraph"/>
      <text:list text:style-name="LFO1" text:continue-numbering="true">
        <text:list-item>
          <text:p text:style-name="P12">Define review criteria: criteria such as:</text:p>
          <text:list text:continue-numbering="true">
            <text:list-item>
              <text:p text:style-name="P13">Code readability</text:p>
            </text:list-item>
            <text:list-item>
              <text:p text:style-name="P14">Performance</text:p>
            </text:list-item>
            <text:list-item>
              <text:p text:style-name="P15">Security</text:p>
            </text:list-item>
            <text:list-item>
              <text:p text:style-name="P16">Maintainability</text:p>
            </text:list-item>
          </text:list>
        </text:list-item>
      </text:list>
      <text:p text:style-name="Normal"/>
      <text:p text:style-name="P17">Constructing a pipeline:</text:p>
      <text:p text:style-name="Normal">I will take the following steps to construct an appropriate CI pipeline:</text:p>
      <text:list text:style-name="LFO2" text:continue-numbering="true">
        <text:list-item>
          <text:p text:style-name="P18">Identify the development environment, including the programming language, framework, and dependencies.</text:p>
        </text:list-item>
        <text:list-item>
          <text:p text:style-name="P19">Choose a suitable CI/CD tool that supports the development environment, such as Jenkins, Travis CI, or GitLab CI/CD.</text:p>
        </text:list-item>
        <text:list-item>
          <text:p text:style-name="P20">Define the stages of the CI pipeline, including build, test, deploy, and release.</text:p>
        </text:list-item>
        <text:list-item>
          <text:p text:style-name="P21">Configure the CI tool to run the pipeline automatically whenever code is pushed to the repository.</text:p>
        </text:list-item>
        <text:list-item>
          <text:p text:style-name="P22">Set up the build stage to compile the code, run code quality checks, and generate artifacts.</text:p>
        </text:list-item>
        <text:list-item>
          <text:p text:style-name="P23">Set up the test stage to run automated tests, such as unit tests, integration tests, and system tests.</text:p>
        </text:list-item>
        <text:list-item>
          <text:p text:style-name="P24">Set up the deploy stage to deploy the code to a test environment for further testing.</text:p>
        </text:list-item>
        <text:list-item>
          <text:p text:style-name="P25">Set up the release stage to release the code to production if all tests have passed.</text:p>
        </text:list-item>
        <text:list-item>
          <text:p text:style-name="P26">Monitor the pipeline to ensure it is working as expected and make adjustments as necessary.</text:p>
        </text:list-item>
      </text:list>
      <text:p text:style-name="P27">Automating some aspects of Testing:</text:p>
      <text:p text:style-name="Normal">To automate some aspects of testing, I would perform the following steps:</text:p>
      <text:list text:style-name="LFO3" text:continue-numbering="true">
        <text:list-item>
          <text:p text:style-name="P28">Identify the repeatable and time-consuming parts of the testing process.</text:p>
        </text:list-item>
        <text:list-item>
          <text:p text:style-name="P29">Choose an appropriate testing framework or tool that can automate the selected tests.</text:p>
        </text:list-item>
        <text:list-item>
          <text:p text:style-name="P30">Write test scripts or use record-and-playback features to capture the test steps.</text:p>
        </text:list-item>
        <text:list-item>
          <text:p text:style-name="P31">Integrate the automated tests into the development workflow and test environment.</text:p>
        </text:list-item>
        <text:list-item>
          <text:p text:style-name="P32">Schedule the automated tests to run regularly, for example, as part of a continuous integration (CI) process.</text:p>
        </text:list-item>
        <text:list-item>
          <text:p text:style-name="P33">Monitor and analyze the test results to identify any failures or trends.</text:p>
        </text:list-item>
        <text:list-item>
          <text:p text:style-name="P34">Maintain and update the automated tests as the software evolves.</text:p>
        </text:list-item>
        <text:list-item>
          <text:p text:style-name="P35">By automating these aspects of testing, I can save time and effort, improve the consistency and accuracy of testing, and increase the efficiency of the overall development process.</text:p>
        </text:list-item>
      </text:list>
      <text:p text:style-name="P36">Demonstrating a working CI Pipeline:</text:p>
      <text:p text:style-name="Normal">To demonstrate that the CI pipeline functions as expected, we would perform the following steps:</text:p>
      <text:list text:style-name="LFO4" text:continue-numbering="true">
        <text:list-item>
          <text:p text:style-name="P37">Verify the environment setup: Ensure that all the necessary tools, libraries, and dependencies are installed and configured properly.</text:p>
        </text:list-item>
        <text:list-item>
          <text:p text:style-name="P38">Run a smoke test: Execute a basic test suite that verifies the basic functionality of the pipeline.</text:p>
        </text:list-item>
        <text:list-item>
          <text:p text:style-name="P39">Perform end-to-end testing: Run the entire pipeline from start to finish to verify that it functions as expected.</text:p>
        </text:list-item>
        <text:list-item>
          <text:p text:style-name="P40">Monitor the pipeline: Keep track of the pipeline's performance and output, such as build and test results, and any errors or warnings generated.</text:p>
        </text:list-item>
        <text:list-item>
          <text:p text:style-name="P41">Analyze the results: Evaluate the results of the tests to determine if the pipeline is working as expected.</text:p>
        </text:list-item>
        <text:list-item>
          <text:p text:style-name="P42">Repeat the tests: Perform the tests multiple times to verify that the pipeline consistently functions as expected.</text:p>
        </text:list-item>
        <text:list-item>
          <text:p text:style-name="P43">Document the results: Keep a record of the test results and any issues encountered to aid future debugging and maintenanc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2-03T08:33:00Z</meta:creation-date>
    <dc:date>2023-02-03T09:28:00Z</dc:date>
    <meta:template xlink:href="Normal" xlink:type="simple"/>
    <meta:editing-cycles>1</meta:editing-cycles>
    <meta:editing-duration>PT1980S</meta:editing-duration>
    <meta:document-statistic meta:page-count="3" meta:paragraph-count="11" meta:word-count="834" meta:character-count="5582" meta:row-count="39" meta:non-whitespace-character-count="4759"/>
  </office:meta>
</office:document-meta>
</file>